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91a0" officeooo:paragraph-rsid="001b91a0"/>
    </style:style>
    <style:style style:name="P2" style:family="paragraph" style:parent-style-name="Standard">
      <style:text-properties officeooo:rsid="001dad90" officeooo:paragraph-rsid="001dad90"/>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xed_Income_Highest _Risk_Adjusted_Returns-2-2026</text:p>
      <text:p text:style-name="Standard"/>
      <text:p text:style-name="Standard">Over long samples, the BB/Ba “cusp” segment (BB+, Ba1, Ba2, Ba3, BB, BB‑) has generally shown higher *Sharpe* ratios than both broad high‑yield and much of investment‑grade.</text:p>
      <text:p text:style-name="Standard"/>
      <text:p text:style-name="Standard">## Evidence on BB/Ba risk‑adjusted returns</text:p>
      <text:p text:style-name="Standard"/>
      <text:p text:style-name="Standard">•⁠ <text:s/>⁠A Putnam study on BB‑rated corporates finds that BBs delivered a higher Sharpe ratio than the overall high‑yield market because they combined higher excess return with lower volatility and lower defaults.[1]</text:p>
      <text:p text:style-name="Standard">•⁠ <text:s/>⁠TIAA’s long‑horizon analysis of high‑yield shows Ba/B bonds had substantially higher Sharpe ratios than lower‑rated (below B) high‑yield, with Ba specifically showing Sharpe ratios more than twice those of Caa–C and even higher than high‑grade corporates over the same period.[2]</text:p>
      <text:p text:style-name="Standard"/>
      <text:p text:style-name="Standard">## Relative to BBB and broader IG</text:p>
      <text:p text:style-name="Standard"/>
      <text:p text:style-name="Standard">•⁠ <text:s/>⁠T. Rowe Price’s work on high yield reports that BBs generated better risk‑adjusted returns than BBBs over 1998–2024, despite nominally lower rating, helped by low default rates and attractive spreads.[3]</text:p>
      <text:p text:style-name="Standard">•⁠ <text:s/>⁠New York Life Investments notes that BB default rates are “nearly as low as BBBs,” but BBs offer a meaningful yield premium and shorter duration, supporting stronger risk‑adjusted performance when measured by Sharpe.[4]</text:p>
      <text:p text:style-name="Standard"/>
      <text:p text:style-name="Standard">## Implication for your listed ratings</text:p>
      <text:p text:style-name="Standard"/>
      <text:p text:style-name="Standard">•⁠ <text:s/>⁠The specific ratings you list (BB+, Ba1, Ba2, Ba3, BB, BB‑) all sit in that higher‑quality high‑yield band, which historically has: <text:s/></text:p>
      <text:p text:style-name="Standard"><text:s text:c="2"/>- Higher Sharpe ratios than deeper junk (B, CCC and below).[1][2]</text:p>
      <text:p text:style-name="Standard"><text:s text:c="2"/>- Sharpe ratios competitive with, and in some studies higher than, broad investment‑grade/BBB indices, thanks to their spread–default–volatility balance.[3][4][1]</text:p>
      <text:p text:style-name="Standard">•⁠ <text:s/>⁠So, as a group, those “cusp” ratings have indeed tended to exhibit superior risk‑adjusted returns versus both lower‑rated junk and much of the rest of the credit spectrum over long periods.[2][4][1][3]</text:p>
      <text:p text:style-name="Standard"/>
      <text:p text:style-name="Standard">Sources</text:p>
      <text:p text:style-name="Standard">[1] [PDF] The opportunity in BB-rated corporate bonds - Putnam Investments https://www.putnam.com/static/pdf/institutional/opportunity_in_corp_bonds.pdf</text:p>
      <text:p text:style-name="Standard">[2] [PDF] The enduring case for high-yield bonds - TIAA https://www.tiaa.org/public/pdf/enduring_case_for_high_yield_bonds.pdf</text:p>
      <text:p text:style-name="Standard">[3] Exploiting durable inefficiencies in high yield debt | T. Rowe Price https://www.troweprice.com/personal-investing/resources/insights/exploiting-durable-inefficiencies-in-high-yield-debt.html</text:p>
      <text:p text:style-name="Standard">[4] Finding Value by Stepping Down in Credit Quality https://www.newyorklifeinvestments.com/insights/finding-value-by-stepping-down-in-quality</text:p>
      <text:p text:style-name="Standard">[5] Balancing Risks as the Credit Cycle Turns | AB - AllianceBernstein https://www.alliancebernstein.com/corporate/en/insights/investment-insights/balancing-risks-as-the-credit-cycle-turns.html</text:p>
      <text:p text:style-name="Standard">[6] The Case for High Yield Bonds Today | PineBridge Investments https://www.pinebridge.com/en/insights/the-case-for-high-yield-bonds-today</text:p>
      <text:p text:style-name="Standard">[7] CLOs and Floating Rate Notes | VanEck https://www.vaneck.com/us/en/blogs/income-investing/clos-and-floating-rate-notes/</text:p>
      <text:p text:style-name="Standard"><text:soft-page-break/>[8] The case for EM corporate bonds - Aberdeen Investments https://www.aberdeeninvestments.com/en-hk/institutional/insights-and-research/the-case-for-em-corporate-bonds</text:p>
      <text:p text:style-name="Standard">[9] [PDF] A Multi-Sector Opportunity in Investment-Grade Bonds | Lord Abbett https://www.lordabbett.com/content/dam/lordabbett-captivate/documents/insights/103024-Core-Fixed-Income-A-Multi-Sector-Opportunity-Investment-Grade-Bonds.pdf</text:p>
      <text:p text:style-name="Standard">[10] [PDF] The Case for High Yield - T. Rowe Price <text:a xlink:type="simple" xlink:href="https://www.troweprice.com/content/dam/gdx/pdfs/2023-q4/The_Case_for_High_Yield.pdf" text:style-name="Internet_20_link" text:visited-style-name="Visited_20_Internet_20_Link">https://www.troweprice.com/content/dam/gdx/pdfs/2023-q4/The_Case_for_High_Yield.pdf</text:a></text:p>
      <text:p text:style-name="Standard"/>
      <text:p text:style-name="Standard"/>
      <text:p text:style-name="Standard">Historically, investment-grade corporate bonds and higher-quality high-yield bonds (especially BB-rated) have delivered the strongest risk-adjusted returns among fixed-income securities.[6][7]</text:p>
      <text:p text:style-name="Standard"/>
      <text:p text:style-name="Standard">## Top Performers by Sharpe Ratio</text:p>
      <text:p text:style-name="Standard"/>
      <text:p text:style-name="Standard">Over rolling 10-year periods spanning decades:</text:p>
      <text:p text:style-name="Standard">- **Investment-grade corporates**: Positive Sharpe of ~0.21, outperforming Treasuries (-0.04) and MBS (-0.03) due to spread compensation exceeding volatility added.[6]</text:p>
      <text:p text:style-name="Standard">- **High-yield bonds**: Sharpe ~0.45, with BB tranches at ~7.1% annualized returns and low defaults.[7][9][6]</text:p>
      <text:p text:style-name="Standard">- **IG + 20% HY blends**: Boosted return-to-volatility to 0.92 (5.50% return at 5.95% vol) vs. IG-only at lower efficiency.[7]</text:p>
      <text:p text:style-name="Standard"/>
      <text:p text:style-name="Standard">## Why These Excel</text:p>
      <text:p text:style-name="Standard"/>
      <text:p text:style-name="Standard">These categories capture credit spreads that historically overpay for realized defaults and drawdowns, unlike pure government bonds where yields barely exceed risk-free rates after inflation/volatility. Structured credit (e.g., legacy RMBS) also shines in skilled hands but trails broad corporates long-term.[1]</text:p>
      <text:p text:style-name="Standard"/>
      <text:p text:style-name="Standard">| Category <text:tab/><text:tab/>| Approx. Long-Term Sharpe | Annualized Return Example |</text:p>
      <text:p text:style-name="Standard"/>
      <text:p text:style-name="Standard">| IG Corporates <text:tab/>| 0.21 [6] <text:tab/><text:tab/><text:tab/>| 5.4% [7] |</text:p>
      <text:p text:style-name="Standard">| BB High Yield <text:tab/>| 0.45+ [6][9] <text:tab/><text:tab/><text:tab/>| 7.1% [7] |</text:p>
      <text:p text:style-name="Standard">| Treasuries <text:tab/><text:tab/>| -0.04 [6] <text:tab/><text:tab/><text:tab/>| Lower baseline |</text:p>
      <text:p text:style-name="Standard">| MBS <text:tab/><text:tab/><text:tab/>| -0.03 [6] <text:tab/><text:tab/><text:tab/>| Prepayment drag |</text:p>
      <text:p text:style-name="Standard"/>
      <text:p text:style-name="P2">MBS (Mortgage Backed Securities)</text:p>
      <text:p text:style-name="P2"/>
      <text:p text:style-name="Standard">Sources</text:p>
      <text:p text:style-name="Standard">[1] Has your fixed income outperformed its risk? - Rational Funds https://rationalmf.com/research/has-your-fixed-income-outperformed-its-risk/</text:p>
      <text:p text:style-name="Standard">[2] Ten years past the global financial crisis: Lessons learned in fixed ... https://www.slcmanagement.com/ca/en/insights/all-insights/ten-years-past-the-global-financial-crisis-lessons-learned-in-fixed-income/</text:p>
      <text:p text:style-name="Standard">[3] The great yield reset | BlackRock https://www.blackrock.com/institutions/en-apac/ishares/insights/the-great-yield-reset</text:p>
      <text:p text:style-name="Standard"><text:soft-page-break/>[4] Active fixed income strategies: balancing risk and return - Nuveen https://www.nuveen.com/en-us/insights/fixed-income/active-fixed-income-strategies-balancing-risk-and-return</text:p>
      <text:p text:style-name="Standard">[5] ICE BofA US High Yield Index Option-Adjusted Spread - FRED https://fred.stlouisfed.org/series/BAMLH0A0HYM2</text:p>
      <text:p text:style-name="Standard">[6] The Year in Fixed Income Told in 10 Charts - Aristotle Funds https://www.aristotlefunds.com/post/the-year-in-fixed-income-told-in-10-charts</text:p>
      <text:p text:style-name="Standard">[7] High yield bonds: Unlocking the potential value of your fixed income ... https://privatebank.jpmorgan.com/apac/en/insights/markets-and-investing/high-yield-bonds-unlocking-the-value-of-your-fixed-income-portfolio</text:p>
      <text:p text:style-name="Standard">[8] Solving the Core Fixed-Income Conundrum https://www.guggenheiminvestments.com/perspectives/portfolio-strategy/solving-the-core-fixed-income-conundrum-2025</text:p>
      <text:p text:style-name="Standard">[9] A new era of global high yield: Stronger, larger, and more diverse https://www.troweprice.com/financial-intermediary/us/en/insights/articles/2025/q3/a-stronger-larger-and-more-diverse-global-high-yield-markets.html</text:p>
      <text:p text:style-name="Standard">[10] Fixed income: Poised to shine in 2025? - Aberdeen Investments <text:a xlink:type="simple" xlink:href="https://www.aberdeeninvestments.com/en-us/professional/insights-and-research/fixed-income-poised-to-shine-in-2025-us" text:style-name="Internet_20_link" text:visited-style-name="Visited_20_Internet_20_Link">https://www.aberdeeninvestments.com/en-us/professional/insights-and-research/fixed-income-poised-to-shine-in-2025-us</text:a></text:p>
      <text:p text:style-name="Standard"/>
      <text:p text:style-name="Standard"/>
      <text:p text:style-name="Standard"/>
      <text:p text:style-name="Standard">## Bond Rating Systems Overview</text:p>
      <text:p text:style-name="Standard"/>
      <text:p text:style-name="Standard">Bond ratings assess an issuer's creditworthiness and default risk, provided by agencies like Moody's, S&amp;P, and Fitch.[1][2]</text:p>
      <text:p text:style-name="Standard"/>
      <text:p text:style-name="Standard">### Primary Agencies and Rating Scales</text:p>
      <text:p text:style-name="Standard"/>
      <text:p text:style-name="Standard">- **Moody's**: Aaa (highest) to C (default), with numeric modifiers 1-3 (e.g., Aa1, Aa2, Aa3).</text:p>
      <text:p text:style-name="Standard">- **S&amp;P and Fitch**: AAA (highest) to D (default), with +/− modifiers (e.g., AA+, AA, AA−).</text:p>
      <text:p text:style-name="Standard"/>
      <text:p text:style-name="Standard">### Rating Categories Table</text:p>
      <text:p text:style-name="Standard"/>
      <text:p text:style-name="Standard">| Category <text:s text:c="9"/><text:tab/>| Moody's <text:s text:c="4"/><text:tab/>| S&amp;P/Fitch <text:s text:c="4"/><text:tab/>| Risk Description <text:s text:c="17"/></text:p>
      <text:p text:style-name="Standard"/>
      <text:p text:style-name="Standard">| Highest Quality <text:s text:c="2"/><text:tab/>| Aaa <text:s text:c="7"/><text:tab/>| AAA <text:s text:c="9"/><text:tab/><text:tab/>| Prime, minimal default risk <text:s text:c="5"/></text:p>
      <text:p text:style-name="Standard">| High Grade <text:s text:c="7"/><text:tab/>| Aa1–Aa3 <text:s text:c="3"/><text:tab/>| AA+/AA/AA− <text:s text:c="2"/><text:tab/>| Very strong capacity to pay <text:s text:c="5"/></text:p>
      <text:p text:style-name="Standard">| Upper Medium Grade| A1–A3 <text:s text:c="5"/><text:tab/>| A+/A/A− <text:s text:c="5"/><text:tab/><text:tab/>| Strong, but susceptible to changes </text:p>
      <text:p text:style-name="Standard">| Medium Grade <text:s text:c="5"/><text:tab/>| Baa1–Baa3 <text:s/><text:tab/>| BBB+/BBB/BBB−<text:tab/>| Adequate protection, moderate risk <text:tab/><text:tab/><text:tab/><text:tab/><text:tab/><text:tab/><text:tab/><text:tab/><text:tab/><text:tab/>(Investment Grade threshold) </text:p>
      <text:p text:style-name="Standard">| Lower Medium Grade| Ba1–Ba3 <text:s text:c="3"/><text:tab/>| BB+/BB/BB− <text:s text:c="2"/><text:tab/>| Speculative, substantial risk ("junk") </text:p>
      <text:p text:style-name="Standard">| Speculative <text:s text:c="6"/><text:tab/>| B1–B3 <text:s text:c="5"/><text:tab/>| B+/B/B− <text:s text:c="5"/><text:tab/><text:tab/>| High credit risk <text:s text:c="17"/></text:p>
      <text:p text:style-name="Standard">| Highly Speculative<text:tab/>| Caa1–Caa3 <text:s/><text:tab/>| CCC+/CCC/CCC−<text:tab/>| Very high default probability <text:s text:c="4"/></text:p>
      <text:p text:style-name="Standard">| Near/Default <text:s text:c="5"/><text:tab/>| Ca <text:s text:c="8"/><text:tab/>| CC <text:s text:c="10"/><text:tab/><text:tab/>| Highly likely default <text:s text:c="12"/></text:p>
      <text:p text:style-name="Standard">| In Default <text:s text:c="7"/><text:tab/>| C <text:s text:c="9"/><text:tab/>| D <text:s text:c="11"/><text:tab/><text:tab/>| Payments stopped <text:s text:c="7"/>[1][3][2]</text:p>
      <text:p text:style-name="Standard"/>
      <text:p text:style-name="Standard">### Key Distinctions</text:p>
      <text:p text:style-name="Standard"/>
      <text:p text:style-name="Standard"><text:soft-page-break/>- **Investment Grade**: Baa3/BBB− and above (safer, institutional mandates often restricted here).</text:p>
      <text:p text:style-name="Standard">- **High Yield/Junk**: Below investment grade (higher yields, but elevated default risk).[4]</text:p>
      <text:p text:style-name="Standard"/>
      <text:p text:style-name="Standard">Copy the content above directly into LibreOffice Writer (or any ODT-compatible editor) and save as .odt. The table will paste cleanly as a native table for easy editing.</text:p>
      <text:p text:style-name="Standard"/>
      <text:p text:style-name="Standard">Sources</text:p>
      <text:p text:style-name="Standard">[1] Bond Ratings - Fidelity Investments https://www.fidelity.com/learning-center/investment-products/fixed-income-bonds/bond-ratings</text:p>
      <text:p text:style-name="Standard">[2] Bond credit rating - Wikipedia https://en.wikipedia.org/wiki/Bond_credit_rating</text:p>
      <text:p text:style-name="Standard">[3] What is bond rating and its role in assessing credit risk - StoneX https://www.stonex.com/en/financial-glossary/bond-ratings/</text:p>
      <text:p text:style-name="Standard">[4] Bond Ratings - Definition, List of Systems, Examples <text:a xlink:type="simple" xlink:href="https://corporatefinanceinstitute.com/resources/fixed-income/bond-ratings/" text:style-name="Internet_20_link" text:visited-style-name="Visited_20_Internet_20_Link">https://corporatefinanceinstitute.com/resources/fixed-income/bond-ratings/</text:a></text:p>
      <text:p text:style-name="Standard"/>
      <text:p text:style-name="Standard"/>
      <text:p text:style-name="Standard"/>
      <text:h text:style-name="Heading_20_3" text:outline-level="3">Recent 10-Year Sharpe Ratios (as of early 2026)</text:h>
      <text:p text:style-name="P3">Recent analyses (e.g., from J.P. Morgan Municipal Monthly, January 2026 data) highlight munis' competitive performance:</text:p>
      <text:list text:style-name="L1">
        <text:list-item>
          <text:p text:style-name="P5"><text:span text:style-name="Strong_20_Emphasis">Bloomberg Municipal High Yield Bond Index (tax-equivalent basis)</text:span>: ~0.70 — This outpaced many fixed-income categories and even half of major stock indices. </text:p>
        </text:list-item>
        <text:list-item>
          <text:p text:style-name="P5"><text:span text:style-name="Strong_20_Emphasis">Bloomberg Municipal Bond Index (tax-equivalent basis)</text:span>: ~0.60 — Outperformed all taxable fixed-income sectors and U.S. small-cap stocks (Russell 2000 at ~0.40) when adjusted for top federal tax rates. </text:p>
        </text:list-item>
        <text:list-item>
          <text:p text:style-name="P5"><text:span text:style-name="Strong_20_Emphasis">Bloomberg Municipal High Yield Bond Index (pre-tax)</text:span>: ~0.30. </text:p>
        </text:list-item>
        <text:list-item>
          <text:p text:style-name="P5"><text:span text:style-name="Strong_20_Emphasis">Bloomberg Municipal Bond Index (pre-tax)</text:span>: ~0.00 (near breakeven after risk-free adjustment). </text:p>
        </text:list-item>
        <text:list-item>
          <text:p text:style-name="P5">For comparison in the same dataset:</text:p>
          <text:list>
            <text:list-item>
              <text:p text:style-name="P5">Bloomberg US Corporate High Yield: ~0.60 </text:p>
            </text:list-item>
            <text:list-item>
              <text:p text:style-name="P5">Bloomberg Corporate Bond: ~0.20 </text:p>
            </text:list-item>
            <text:list-item>
              <text:p text:style-name="P5">Bloomberg US Aggregate Bond: ~-0.10 </text:p>
            </text:list-item>
            <text:list-item>
              <text:p text:style-name="P5">Bloomberg US Government: ~-0.20 </text:p>
            </text:list-item>
            <text:list-item>
              <text:p text:style-name="P4">Bloomberg US Mortgage-Backed Securities: ~-0.10 </text:p>
            </text:list-item>
          </text:list>
        </text:list-item>
      </text:list>
      <text:p text:style-name="P3">Tax-equivalent adjustments significantly enhance munis' Sharpe ratios for higher-tax-bracket investors (e.g., in states like Washington with no state income tax, federal benefits still apply strongly).</text:p>
      <text:p text:style-name="P3">Individual high-yield muni funds often show modest Sharpe ratios around 0.21–0.30 over 10 years (e.g., American High-Income Municipal Bond Fund at 0.21 as of Jan 2026), reflecting higher volatility in lower-rated segments.</text:p>
      <text:h text:style-name="Heading_20_3" text:outline-level="3"><text:soft-page-break/>Longer-Term and Historical Context</text:h>
      <text:list text:style-name="L2">
        <text:list-item>
          <text:p text:style-name="P7">Over multi-decade periods, munis have posted "comparatively strong" Sharpe ratios relative to other fixed income, driven by their safety (historically lower defaults than corporates) and income stability. </text:p>
        </text:list-item>
        <text:list-item>
          <text:p text:style-name="P7">In optimized portfolios, allocations to tax-exempt munis (e.g., ~60% in a mix with other assets) have achieved high Sharpes like ~0.9 in some studies. </text:p>
        </text:list-item>
        <text:list-item>
          <text:p text:style-name="P7">Blends like 50/50 munis + private credit have shown Sharpes around 1.43 (vs. 0.37 for munis alone in certain long-term data from 2004–2023). </text:p>
        </text:list-item>
        <text:list-item>
          <text:p text:style-name="P6">Munis often compare favorably to Treasuries and corporates on risk-adjusted terms, especially after taxes—though pre-tax, they may lag higher-yielding sectors like high-yield corporates or MBS in raw Sharpe during certain periods. </text:p>
        </text:list-item>
      </text:list>
      <text:h text:style-name="Heading_20_3" text:outline-level="3">Why Munis Excel on Risk-Adjusted Basis</text:h>
      <text:list text:style-name="L3">
        <text:list-item>
          <text:p text:style-name="P9"><text:span text:style-name="Strong_20_Emphasis">Low volatility</text:span>: Munis have lower standard deviation than corporates or high-yield due to high credit quality (many AAA/AA) and government issuer backing. </text:p>
        </text:list-item>
        <text:list-item>
          <text:p text:style-name="P9"><text:span text:style-name="Strong_20_Emphasis">Tax advantage</text:span>: Equivalent yields are higher for taxable investors, inflating after-tax Sharpe. </text:p>
        </text:list-item>
        <text:list-item>
          <text:p text:style-name="P9"><text:span text:style-name="Strong_20_Emphasis">Diversification</text:span>: Low correlation to stocks and many taxable bonds. </text:p>
        </text:list-item>
        <text:list-item>
          <text:p text:style-name="P8"><text:span text:style-name="Strong_20_Emphasis">Drawbacks</text:span>: In rising-rate environments or liquidity crunches, munis can underperform temporarily (e.g., negative Sharpes in some 3-year trailing periods for funds). </text:p>
        </text:list-item>
      </text:list>
      <text:p text:style-name="P3">Overall, munis—especially investment-grade or high-yield on a tax-equivalent basis—rank among the top fixed-income categories for risk-adjusted returns in recent 10-year windows, often beating taxable bonds and competing with equities in certain metrics. For high-tax-bracket investors (relevant in many U.S. locations), they frequently provide the best Sharpe in the fixed-income space.</text:p>
      <text:p text:style-name="P3">If you're in a high tax bracket or want comparisons to specific benchmarks (e.g., vs. Treasuries or MBS from our prior discussion), or for a particular time frame/fund, let me know for more tailored detail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8T20:11:57.448075878</meta:creation-date>
    <dc:date>2026-02-28T20:44:50.169767930</dc:date>
    <meta:editing-duration>PT13M42S</meta:editing-duration>
    <meta:editing-cycles>5</meta:editing-cycles>
    <meta:generator>LibreOffice/7.6.7.2$MacOSX_AARCH64 LibreOffice_project/dd47e4b30cb7dab30588d6c79c651f218165e3c5</meta:generator>
    <meta:document-statistic meta:table-count="0" meta:image-count="0" meta:object-count="0" meta:page-count="5" meta:paragraph-count="100" meta:word-count="1451" meta:character-count="11821" meta:non-whitespace-character-count="10212"/>
  </office:meta>
</office:document-meta>
</file>